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aragraph">
      <style:text-properties officeooo:rsid="0013e70d" officeooo:paragraph-rsid="00204efd"/>
    </style:style>
    <style:style style:name="P2" style:family="paragraph" style:parent-style-name="paragraph">
      <style:text-properties officeooo:paragraph-rsid="00204efd"/>
    </style:style>
    <style:style style:name="P3" style:family="paragraph" style:parent-style-name="chapter_5f_heading">
      <style:text-properties officeooo:rsid="00204efd" officeooo:paragraph-rsid="00204efd"/>
    </style:style>
    <style:style style:name="T1" style:family="text">
      <style:text-properties officeooo:rsid="00204efd"/>
    </style:style>
    <style:style style:name="T2" style:family="text">
      <style:text-properties officeooo:rsid="0013e70d"/>
    </style:style>
    <style:style style:name="T3" style:family="text">
      <style:text-properties officeooo:rsid="0025677a"/>
    </style:style>
    <style:style style:name="T4" style:family="text">
      <style:text-properties officeooo:rsid="0025eba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essbooks</text:p>
      <text:p text:style-name="paragraph_5f_first"><text:a xlink:type="simple" xlink:href="https://github.com/pressbooks/pressbooks"><text:span text:style-name="T1">Pressbooks</text:span></text:a><text:span text:style-name="T1"> modifies </text:span><text:a xlink:type="simple" xlink:href="https://wordpress.org/"><text:span text:style-name="T1">WordPress</text:span></text:a><text:span text:style-name="T1"> via the plugin mechanism to become a book production suite. Unfortunately, it's licensed under the </text:span><text:a xlink:type="simple" xlink:href="https://www.gnu.org/licenses/gpl-2.0.html"><text:span text:style-name="T1">GNU General Public License 2</text:span></text:a><text:span text:style-name="T1"> because the WordPress code and plugin directory requires it, while that license is insufficient for code that </text:span><text:a xlink:type="simple" xlink:href="https://www.gnu.org/licenses/why-affero-gpl.html"><text:span text:style-name="T1">runs on servers</text:span></text:a><text:span text:style-name="T1">. It too has dependencies to proprietary software, namely PrinceXML for generating PDF files and Amazon KindleGen for generating MOBI files, where the MOBI format is also a proprietary format.</text:span></text:p>
      <text:p text:style-name="P1"><text:span text:style-name="T1">Its founder </text:span><text:a xlink:type="simple" xlink:href="http://hughmcguire.net/"><text:span text:style-name="T1">Hugh McGuire</text:span></text:a><text:span text:style-name="T1"> gave several talks about it: at the Books in </text:span><text:a xlink:type="simple" xlink:href="https://www.youtube.com/watch?v=tdWTzlOWb9s"><text:span text:style-name="T1">Browsers conference 2011</text:span></text:a><text:span text:style-name="T1"> he suspected that Amazon would adopt the EPUB standard more or less (</text:span><text:a xlink:type="simple" xlink:href="https://www.youtube.com/watch?v=tdWTzlOWb9s&amp;t=4m16s"><text:span text:style-name="T1">4:16</text:span></text:a><text:span text:style-name="T1">), which doesn't seem likely because the whole point of the MOBI format is to create a </text:span><text:a xlink:type="simple" xlink:href="https://en.wikipedia.org/wiki/Vendor_lock-in"><text:span text:style-name="T1">vendor lock-in</text:span></text:a><text:span text:style-name="T1"> as Amazon can change the format at any time and update the firmware in the devices remotely or by force (he recognizes the effects of such silos in his talk at the </text:span><text:a xlink:type="simple" xlink:href="https://www.youtube.com/watch?v=MsPRTnGADKY"><text:span text:style-name="T1">Books in Browsers conference 2014</text:span></text:a><text:span text:style-name="T1">), where at the same time Amazon takes EPUB files as input for their platform and uses HTML5 technology within MOBI. From </text:span><text:a xlink:type="simple" xlink:href="https://www.youtube.com/watch?v=tdWTzlOWb9s&amp;t=9m05s"><text:span text:style-name="T1">9:05</text:span></text:a><text:span text:style-name="T1"> he describes a major issue of traditional publishers, which is maintaining separate workflows for separate end formats, effectively increasing production costs for no good reason other than technical ignorance. At </text:span><text:a xlink:type="simple" xlink:href="https://www.youtube.com/watch?v=tdWTzlOWb9s&amp;t=17m04s"><text:span text:style-name="T1">17:04</text:span></text:a><text:span text:style-name="T1"> he answered a question about how traditional publishers should go about switching to XML-first workflows as they already have their old workflows in place and don't want to spend money again for arriving at something that's quite similar to their old workflow regarding the results. In the previous print-only world, things like manual DTP made sense because there wasn't really another use to the result other than printing. With print, web and e-books one would save the need to develop two separate, additional workflows, and one can think of even more such like the use in databases et cetera. If the source files are output format agnostic (would be the case with semantic XML/XHTML), it's comparatively easy and cheap to generate whatever new output format or use case comes along in the future.</text:span></text:p>
      <text:p text:style-name="P1"><text:span text:style-name="T1">At the </text:span><text:a xlink:type="simple" xlink:href="https://www.youtube.com/watch?v=slDxutb0vxo"><text:span text:style-name="T1">Books in Browsers conference 2012</text:span></text:a><text:span text:style-name="T1"> from </text:span><text:a xlink:type="simple" xlink:href="https://www.youtube.com/watch?v=slDxutb0vxo&amp;t=4m48"><text:span text:style-name="T1">4:48</text:span></text:a><text:span text:style-name="T1"> he compares offline webbooks with online webbooks, misleadingly calling the first “e-books”, but in fact e-books are webbooks, both terms are interchangeable and they only differ regarding the current state of connectivity. Any e-book can be uploaded to become a webbook, and any webbook (website) can be packaged to an e-book for offline reading or to transfer it to a different location on the web. If copy </text:span><text:span text:style-name="T4">&amp;</text:span><text:span text:style-name="T1"> paste isn't possible on a device or in some software, that's only because it isn't built into it. There's no reason why it shouldn't. He also announced in this talk that the Pressbooks software will get released under a free license (</text:span><text:a xlink:type="simple" xlink:href="https://www.youtube.com/watch?v=slDxutb0vxo&amp;t=16m29"><text:span text:style-name="T3">16:29</text:span></text:a><text:span text:style-name="T1">).</text:span></text:p>
      <text:p text:style-name="P2"><text:span text:style-name="T2">At the </text:span><text:a xlink:type="simple" xlink:href="https://www.youtube.com/watch?v=ZyVTQ-N16N4&amp;t=28m36"><text:span text:style-name="T2">Books in Browsers conference 2013</text:span></text:a><text:span text:style-name="T2"> he spoke about technical details of the automatic generation of print layouts, in particular about CSS for print layout defini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next-style-name="chapter_5f_heading" style:master-page-name="">
      <style:paragraph-properties fo:margin-top="2cm" fo:margin-bottom="2cm" fo:text-align="center" style:justify-single-word="false" fo:hyphenation-ladder-count="no-limit" style:page-number="auto" fo:background-color="transparent" style:shadow="none">
        <style:tab-stops/>
        <style:background-image/>
      </style:paragraph-properties>
      <style:text-properties fo:font-size="32pt" fo:font-weight="bold" style:font-size-asian="10.5pt" fo:hyphenate="true" fo:hyphenation-remain-char-count="2" fo:hyphenation-push-char-count="2"/>
    </style:style>
    <style:style style:name="paragraph" style:family="paragraph" style:master-page-name="">
      <style:paragraph-properties fo:margin-left="0cm" fo:margin-right="0cm" fo:margin-top="0cm" fo:margin-bottom="0.499cm" fo:text-align="justify" style:justify-single-word="false" fo:hyphenation-ladder-count="no-limit" fo:text-indent="0.499cm" style:auto-text-indent="false" style:page-number="auto">
        <style:tab-stops/>
      </style:paragraph-properties>
      <style:text-properties style:font-size-asian="10.5pt" fo:hyphenate="true" fo:hyphenation-remain-char-count="2" fo:hyphenation-push-char-count="2"/>
    </style:style>
    <style:style style:name="paragraph_5f_first" style:display-name="paragraph_first" style:family="paragraph" style:next-style-name="paragraph" style:master-page-name="">
      <style:paragraph-properties fo:margin-top="0cm" fo:margin-bottom="0.499cm" fo:text-align="justify" style:justify-single-word="false" fo:hyphenation-ladder-count="no-limit" style:page-number="auto" fo:background-color="transparent" style:shadow="none">
        <style:tab-stops/>
        <style:background-image/>
      </style:paragraph-properties>
      <style:text-properties style:font-size-asian="10.5pt" fo:hyphenate="true" fo:hyphenation-remain-char-count="2" fo:hyphenation-push-char-count="2"/>
    </style:style>
    <style:style style:name="chapter_5f_heading" style:display-name="chapter_heading" style:family="paragraph" style:next-style-name="paragraph_5f_first" style:master-page-name="">
      <style:paragraph-properties fo:margin-top="1cm" fo:margin-bottom="0.499cm" fo:text-align="start" style:justify-single-word="false" fo:hyphenation-ladder-count="no-limit" style:page-number="auto"/>
      <style:text-properties fo:font-size="22pt" fo:font-weight="bold" style:font-size-asian="10.5pt" fo:hyphenate="true" fo:hyphenation-remain-char-count="2" fo:hyphenation-push-char-count="2"/>
    </style:style>
    <style:style style:name="part_5f_heading" style:display-name="part_heading" style:family="paragraph" style:next-style-name="chapter_5f_heading" style:master-page-name="">
      <style:paragraph-properties fo:margin-top="1.499cm" fo:margin-bottom="1.499cm" fo:text-align="center" style:justify-single-word="false" fo:hyphenation-ladder-count="no-limit" style:page-number="auto"/>
      <style:text-properties fo:font-size="26pt" fo:font-weight="bold" style:font-size-asian="10.5pt" fo:hyphenate="true" fo:hyphenation-remain-char-count="2" fo:hyphenation-push-char-count="2"/>
    </style:style>
    <style:style style:name="section_5f_heading" style:display-name="section_heading" style:family="paragraph" style:next-style-name="paragraph_5f_first" style:master-page-name="">
      <style:paragraph-properties fo:margin-top="0.499cm" fo:margin-bottom="0.25cm" fo:hyphenation-ladder-count="no-limit" style:page-number="auto"/>
      <style:text-properties fo:font-size="18pt" fo:font-weight="bold" style:font-size-asian="10.5pt" fo:hyphenate="true" fo:hyphenation-remain-char-count="2" fo:hyphenation-push-char-count="2"/>
    </style:style>
    <style:style style:name="subsection_5f_heading" style:display-name="subsection_heading" style:family="paragraph" style:next-style-name="paragraph_5f_first" style:master-page-name="">
      <style:paragraph-properties fo:hyphenation-ladder-count="no-limit" style:page-number="auto"/>
      <style:text-properties fo:font-size="14pt" fo:font-weight="bold" style:font-size-asian="10.5pt" fo:hyphenate="true" fo:hyphenation-remain-char-count="2" fo:hyphenation-push-char-count="2"/>
    </style:style>
    <style:style style:name="keyword" style:family="text">
      <style:text-properties fo:font-weight="bold" style:font-size-asian="10.5pt"/>
    </style:style>
    <style:style style:name="emphasis" style:family="text">
      <style:text-properties fo:font-style="italic"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3-15T14:59:31</meta:creation-date>
    <meta:generator>OpenOffice.org/3.2$Linux OpenOffice.org_project/320m19$Build-9505</meta:generator>
    <meta:editing-duration>PT00H15M40S</meta:editing-duration>
    <meta:editing-cycles>7</meta:editing-cycles>
    <meta:initial-creator>Stephan Kreutzer</meta:initial-creator>
    <dc:date>2015-03-15T16:16:36</dc:date>
    <dc:creator>Stephan Kreutzer</dc:creator>
    <meta:document-statistic meta:table-count="0" meta:image-count="0" meta:object-count="0" meta:page-count="1" meta:paragraph-count="5" meta:word-count="490" meta:character-count="2975"/>
  </office:meta>
</office:document-meta>
</file>